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1" svg:font-family="Calibri, Calibri" style:font-family-generic="swiss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000000" style:font-name="Calibri" fo:font-size="11pt" style:font-name-asian="Calibri1" style:font-size-asian="11pt" style:font-name-complex="Calibri1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language="en" fo:country="GB" fo:font-weight="normal" fo:background-color="transparent" style:font-name-asian="Calibri2" style:font-name-complex="Calibri2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language="en" fo:country="GB" fo:font-weight="normal" fo:background-color="transparent" style:font-name-asian="Calibri2" style:font-name-complex="Calibri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1" svg:font-family="Calibri, Calibri" style:font-family-generic="swiss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21:43:20.50</dc:date>
    <dc:creator>Cudré Pascal Pascal</dc:creator>
    <meta:editing-duration>P1DT16H38M23S</meta:editing-duration>
    <meta:editing-cycles>110</meta:editing-cycles>
    <meta:generator>OpenOffice.org/3.4.1$Win32 OpenOffice.org_project/341m1$Build-9593</meta:generator>
    <meta:document-statistic meta:table-count="0" meta:image-count="0" meta:object-count="0" meta:page-count="1" meta:paragraph-count="0" meta:word-count="0" meta:character-count="0"/>
  </office:meta>
</office:document-meta>
</file>